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4" manifest:media-type=""/>
  <manifest:file-entry manifest:full-path="ObjectReplacements/Object 22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" manifest:media-type=""/>
  <manifest:file-entry manifest:full-path="ObjectReplacements/Object 17" manifest:media-type=""/>
  <manifest:file-entry manifest:full-path="ObjectReplacements/Object 13" manifest:media-type=""/>
  <manifest:file-entry manifest:full-path="ObjectReplacements/Object 21" manifest:media-type=""/>
  <manifest:file-entry manifest:full-path="ObjectReplacements/Object 9" manifest:media-type=""/>
  <manifest:file-entry manifest:full-path="ObjectReplacements/Object 12" manifest:media-type=""/>
  <manifest:file-entry manifest:full-path="ObjectReplacements/Object 20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19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2" manifest:media-type="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au2" style:family="table">
      <style:table-properties style:width="12.818cm" fo:margin-top="0cm" fo:margin-bottom="0cm" table:align="center" style:writing-mode="lr-tb"/>
    </style:style>
    <style:style style:name="Tableau2.A" style:family="table-column">
      <style:table-column-properties style:column-width="3.817cm"/>
    </style:style>
    <style:style style:name="Tableau2.B" style:family="table-column">
      <style:table-column-properties style:column-width="3cm"/>
    </style:style>
    <style:style style:name="Tableau2.C" style:family="table-column">
      <style:table-column-properties style:column-width="2.999cm"/>
    </style:style>
    <style:style style:name="Tableau2.1" style:family="table-row">
      <style:table-row-properties style:min-row-height="0.801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2.B1" style:family="table-cell">
      <style:table-cell-properties style:vertical-align="middle" fo:background-color="#ddd9c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margin-top="0cm" fo:margin-bottom="0.423cm" style:contextual-spacing="false" fo:line-height="115%" fo:text-align="justify" style:justify-single-word="false"/>
      <style:text-properties officeooo:paragraph-rsid="000bcc2c"/>
    </style:style>
    <style:style style:name="P2" style:family="paragraph" style:parent-style-name="Default">
      <style:paragraph-properties fo:margin-top="0cm" fo:margin-bottom="0.212cm" style:contextual-spacing="false" fo:line-height="115%" fo:text-align="justify" style:justify-single-word="false"/>
      <style:text-properties style:use-window-font-color="true" loext:opacity="0%" fo:font-weight="bold" officeooo:paragraph-rsid="000bcc2c" style:font-weight-asian="bold"/>
    </style:style>
    <style:style style:name="P3" style:family="paragraph" style:parent-style-name="List_20_Paragraph" style:list-style-name="WWNum1">
      <style:paragraph-properties fo:margin-left="1.251cm" fo:margin-top="0cm" fo:margin-bottom="0.212cm" style:contextual-spacing="false" fo:line-height="115%" fo:text-align="justify" style:justify-single-word="false" fo:text-indent="-0.635cm" style:auto-text-indent="false" fo:padding="0cm" fo:border="none" style:shadow="none" style:join-border="false"/>
      <style:text-properties officeooo:paragraph-rsid="000bcc2c"/>
    </style:style>
    <style:style style:name="P4" style:family="paragraph" style:parent-style-name="Standard">
      <style:paragraph-properties fo:margin-top="0cm" fo:margin-bottom="0.212cm" style:contextual-spacing="false" fo:line-height="115%" fo:text-align="justify" style:justify-single-word="false"/>
      <style:text-properties officeooo:paragraph-rsid="000bcc2c"/>
    </style:style>
    <style:style style:name="P5" style:family="paragraph" style:parent-style-name="Standard">
      <style:paragraph-properties fo:margin-top="0cm" fo:margin-bottom="0.423cm" style:contextual-spacing="false" fo:line-height="115%" fo:text-align="justify" style:justify-single-word="false"/>
      <style:text-properties officeooo:paragraph-rsid="000bcc2c"/>
    </style:style>
    <style:style style:name="P6" style:family="paragraph" style:parent-style-name="Standard">
      <style:paragraph-properties fo:margin-top="0.635cm" fo:margin-bottom="0.212cm" style:contextual-spacing="false" fo:line-height="115%" fo:text-align="justify" style:justify-single-word="false"/>
      <style:text-properties officeooo:paragraph-rsid="000bcc2c"/>
    </style:style>
    <style:style style:name="P7" style:family="paragraph" style:parent-style-name="Standard">
      <style:paragraph-properties fo:margin-top="0.212cm" fo:margin-bottom="0.212cm" style:contextual-spacing="false" fo:line-height="115%" fo:text-align="justify" style:justify-single-word="false"/>
      <style:text-properties officeooo:paragraph-rsid="000bcc2c"/>
    </style:style>
    <style:style style:name="P8" style:family="paragraph" style:parent-style-name="Standard">
      <style:paragraph-properties fo:margin-top="0.423cm" fo:margin-bottom="0.212cm" style:contextual-spacing="false" fo:line-height="115%" fo:text-align="justify" style:justify-single-word="false"/>
      <style:text-properties officeooo:paragraph-rsid="000bcc2c"/>
    </style:style>
    <style:style style:name="P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0bcc2c"/>
    </style:style>
    <style:style style:name="P10" style:family="paragraph" style:parent-style-name="Standard">
      <style:paragraph-properties fo:margin-top="0.635cm" fo:margin-bottom="0.423cm" style:contextual-spacing="false" fo:line-height="115%" fo:text-align="justify" style:justify-single-word="false"/>
      <style:text-properties officeooo:paragraph-rsid="000bcc2c"/>
    </style:style>
    <style:style style:name="P11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officeooo:paragraph-rsid="000bcc2c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0bcc2c"/>
    </style:style>
    <style:style style:name="P13" style:family="paragraph" style:parent-style-name="Standard">
      <style:paragraph-properties fo:margin-top="0.635cm" fo:margin-bottom="0.423cm" style:contextual-spacing="false" fo:text-align="justify" style:justify-single-word="false"/>
      <style:text-properties officeooo:paragraph-rsid="000bcc2c"/>
    </style:style>
    <style:style style:name="P14" style:family="paragraph" style:parent-style-name="Standard">
      <style:paragraph-properties fo:margin-top="0.423cm" fo:margin-bottom="0.282cm" style:contextual-spacing="false" fo:line-height="150%" fo:text-align="center" style:justify-single-word="false"/>
      <style:text-properties officeooo:paragraph-rsid="000bcc2c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0bcc2c"/>
    </style:style>
    <style:style style:name="P16" style:family="paragraph" style:parent-style-name="Standard">
      <style:paragraph-properties fo:margin-top="0.635cm" fo:margin-bottom="0.423cm" style:contextual-spacing="false" fo:line-height="150%" fo:text-align="justify" style:justify-single-word="false"/>
      <style:text-properties officeooo:paragraph-rsid="000bcc2c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language="fr" fo:country="FR" officeooo:paragraph-rsid="000bcc2c" style:letter-kerning="false" style:font-name-asian="Calibri1" style:language-asian="fr" style:country-asian="FR" style:font-name-complex="Arial1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language="fr" fo:country="FR" officeooo:paragraph-rsid="000bcc2c" style:letter-kerning="false" style:font-name-asian="Calibri1" style:language-asian="fr" style:country-asian="FR" style:font-name-complex="Times New Roman" style:language-complex="ar" style:country-complex="SA"/>
    </style:style>
    <style:style style:name="P19" style:family="paragraph" style:parent-style-name="Standard">
      <style:paragraph-properties fo:margin-left="0.635cm" fo:margin-top="0cm" fo:margin-bottom="0.212cm" style:contextual-spacing="false" fo:line-height="115%" fo:text-align="justify" style:justify-single-word="false"/>
      <style:text-properties officeooo:paragraph-rsid="000bcc2c" style:font-name-complex="Arial1"/>
    </style:style>
    <style:style style:name="P20" style:family="paragraph" style:parent-style-name="Standard">
      <style:paragraph-properties fo:margin-top="0cm" fo:margin-bottom="0.212cm" style:contextual-spacing="false" fo:text-align="center" style:justify-single-word="false"/>
      <style:text-properties officeooo:paragraph-rsid="000bcc2c"/>
    </style:style>
    <style:style style:name="T1" style:family="text">
      <style:text-properties fo:font-weight="bold" style:font-name-asian="ＭＳ 明朝" style:font-weight-asian="bold"/>
    </style:style>
    <style:style style:name="T2" style:family="text">
      <style:text-properties fo:font-weight="bold" style:font-name-asian="ＭＳ 明朝" style:font-weight-asian="bold" style:font-name-complex="Arial1"/>
    </style:style>
    <style:style style:name="T3" style:family="text">
      <style:text-properties fo:font-weight="bold" style:font-weight-asian="bold" style:font-name-complex="Arial1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font-name-asian="ＭＳ 明朝"/>
    </style:style>
    <style:style style:name="T6" style:family="text">
      <style:text-properties style:font-name-asian="ＭＳ 明朝" style:font-name-complex="Arial1"/>
    </style:style>
    <style:style style:name="T7" style:family="text">
      <style:text-properties style:font-name-asian="ＭＳ 明朝" style:font-name-complex="Arial1" style:font-style-complex="italic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style:font-name-complex="Arial1"/>
    </style:style>
    <style:style style:name="T11" style:family="text">
      <style:text-properties style:font-name="Arial" fo:font-size="12pt" style:font-name-asian="ＭＳ 明朝" style:font-size-asian="12pt" style:font-name-complex="Arial1" style:font-size-complex="12pt"/>
    </style:style>
    <style:style style:name="T12" style:family="text">
      <style:text-properties style:use-window-font-color="true" loext:opacity="0%" fo:font-weight="bold" style:font-weight-asian="bold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style:font-name-asian="ＭＳ 明朝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8">Étude d’une entreprise</text:span></text:p>
      <text:p text:style-name="P12" loext:marker-style-name="T9"><text:span text:style-name="T9">Sur 8 points</text:span></text:p>
      <text:p text:style-name="P14" loext:marker-style-name="T4"><text:span text:style-name="T4">Les trois parties de l’exercice sont indépendantes.</text:span></text:p>
      <text:p text:style-name="P15" loext:marker-style-name="T10"><text:span text:style-name="T10">L’entreprise TradiPeint fabrique et commercialise des peintures.</text:span></text:p>
      <text:p text:style-name="P16" loext:marker-style-name="T4"><text:span text:style-name="T4">Partie A : Les cadres et les actionnaires dans l’entreprise TradiPeint</text:span></text:p>
      <text:p text:style-name="P4" loext:marker-style-name="T10"><text:span text:style-name="T10">Parmi les personnes travaillant dans l’entreprise TradiPeint, certaines occupent un emploi de cadre, certaines sont actionnaires de cette entreprise. </text:span></text:p>
      <text:p text:style-name="P5" loext:marker-style-name="T10"><text:span text:style-name="T10">Le tableau ci-dessous donne la répartition des 280 personnes travaillant dans l’entreprise TradiPeint parmi les cadres et les actionnaires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row table:style-name="Tableau2.1">
          <table:table-cell table:style-name="Tableau2.A1" office:value-type="string">
            <text:p text:style-name="P17" loext:marker-style-name="T10"/>
          </table:table-cell>
          <table:table-cell table:style-name="Tableau2.B1" office:value-type="string">
            <text:p text:style-name="P18" loext:marker-style-name="T3"><text:span text:style-name="T3">Cadres</text:span></text:p>
          </table:table-cell>
          <table:table-cell table:style-name="Tableau2.B1" office:value-type="string">
            <text:p text:style-name="P18" loext:marker-style-name="T3"><text:span text:style-name="T3">Non cadres</text:span></text:p>
          </table:table-cell>
          <table:table-cell table:style-name="Tableau2.B1" office:value-type="string">
            <text:p text:style-name="P18" loext:marker-style-name="T3"><text:span text:style-name="T3">Total</text:span></text:p>
          </table:table-cell>
        </table:table-row>
        <table:table-row table:style-name="Tableau2.1">
          <table:table-cell table:style-name="Tableau2.B1" office:value-type="string">
            <text:p text:style-name="P18" loext:marker-style-name="T3"><text:span text:style-name="T3">Actionnaires</text:span></text:p>
          </table:table-cell>
          <table:table-cell table:style-name="Tableau2.B2" office:value-type="string">
            <text:p text:style-name="P18" loext:marker-style-name="T10"><text:span text:style-name="T10">48</text:span></text:p>
          </table:table-cell>
          <table:table-cell table:style-name="Tableau2.C2" office:value-type="string">
            <text:p text:style-name="P18" loext:marker-style-name="T10"><text:span text:style-name="T10">72</text:span></text:p>
          </table:table-cell>
          <table:table-cell table:style-name="Tableau2.D2" office:value-type="string">
            <text:p text:style-name="P18" loext:marker-style-name="T10"><text:span text:style-name="T10">120</text:span></text:p>
          </table:table-cell>
        </table:table-row>
        <table:table-row table:style-name="Tableau2.1">
          <table:table-cell table:style-name="Tableau2.B1" office:value-type="string">
            <text:p text:style-name="P18" loext:marker-style-name="T3"><text:span text:style-name="T3">Non actionnaires</text:span></text:p>
          </table:table-cell>
          <table:table-cell table:style-name="Tableau2.B3" office:value-type="string">
            <text:p text:style-name="P18" loext:marker-style-name="T10"><text:span text:style-name="T10">15</text:span></text:p>
          </table:table-cell>
          <table:table-cell table:style-name="Tableau2.C3" office:value-type="string">
            <text:p text:style-name="P18" loext:marker-style-name="T10"><text:span text:style-name="T10">145</text:span></text:p>
          </table:table-cell>
          <table:table-cell table:style-name="Tableau2.D3" office:value-type="string">
            <text:p text:style-name="P18" loext:marker-style-name="T10"><text:span text:style-name="T10">160</text:span></text:p>
          </table:table-cell>
        </table:table-row>
        <table:table-row table:style-name="Tableau2.1">
          <table:table-cell table:style-name="Tableau2.B1" office:value-type="string">
            <text:p text:style-name="P18" loext:marker-style-name="T3"><text:span text:style-name="T3">Total</text:span></text:p>
          </table:table-cell>
          <table:table-cell table:style-name="Tableau2.B4" office:value-type="string">
            <text:p text:style-name="P18" loext:marker-style-name="T10"><text:span text:style-name="T10">63</text:span></text:p>
          </table:table-cell>
          <table:table-cell table:style-name="Tableau2.C4" office:value-type="string">
            <text:p text:style-name="P18" loext:marker-style-name="T10"><text:span text:style-name="T10">217</text:span></text:p>
          </table:table-cell>
          <table:table-cell table:style-name="Tableau2.D4" office:value-type="string">
            <text:p text:style-name="P18" loext:marker-style-name="T10"><text:span text:style-name="T10">280</text:span></text:p>
          </table:table-cell>
        </table:table-row>
      </table:table>
      <text:p text:style-name="P6" loext:marker-style-name="T10"><text:span text:style-name="T3">1-</text:span><text:span text:style-name="T10"> Les fréquences demandées seront exprimées en pourcentage et arrondies à 0,1 % si besoin.</text:span></text:p>
      <text:p text:style-name="P7" loext:marker-style-name="T10"><text:span text:style-name="T3">1-a-</text:span><text:span text:style-name="T10"> Calculer la fréquence des cadres parmi les personnes travaillant dans l’entreprise TradiPeint.</text:span></text:p>
      <text:p text:style-name="P5" loext:marker-style-name="T10"><text:span text:style-name="T3">1-b-</text:span><text:span text:style-name="T10"> Calculer la fréquence des actionnaires de l’entreprise TradiPeint parmi les cadres de cette entreprise.</text:span></text:p>
      <text:p text:style-name="P8" loext:marker-style-name="T10"><text:span text:style-name="T3">2-</text:span><text:span text:style-name="T10"> On choisit au hasard une personne parmi les 280 qui travaillent dans l’entreprise TradiPeint. On note :</text:span></text:p>
      <text:list text:style-name="WWNum1">
        <text:list-item>
          <text:p text:style-name="P3"><draw:frame draw:style-name="fr1" draw:name="Objet1" text:anchor-type="as-char" svg:width="0.326cm" svg:height="0.46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11"><text:s/>l’événement : « la personne choisie est actionnaire de l’entreprise TradiPeint » ;</text:span></text:p>
        </text:list-item>
        <text:list-item>
          <text:p text:style-name="P3"><draw:frame draw:style-name="fr1" draw:name="Objet2" text:anchor-type="as-char" svg:width="0.309cm" svg:height="0.46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11"><text:s/>l’événement : « la personne choisie occupe un emploi de cadre dans l’entreprise TradiPeint ».</text:span></text:p>
        </text:list-item>
      </text:list>
      <text:p text:style-name="P19" loext:marker-style-name="T10"/>
      <text:p text:style-name="P4" loext:marker-style-name="T10"><text:span text:style-name="T10">Les probabilités demandées seront exprimées sous forme de fractions irréductibles.</text:span></text:p>
      <text:p text:style-name="P4" loext:marker-style-name="T10"><text:span text:style-name="T3">2-a-</text:span><text:span text:style-name="T10"> Calculer la probabilité </text:span><draw:frame draw:style-name="fr1" draw:name="Objet3" text:anchor-type="as-char" svg:width="0.266cm" svg:height="0.46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6"><text:s/>de l’événement : « la personne choisie est actionnaire de l’entreprise TradiPeint et occupe un emploi de cadre dans cette entreprise ».</text:span></text:p>
      <text:p text:style-name="P9" loext:marker-style-name="T10"><text:span text:style-name="T2">2-b-</text:span><text:span text:style-name="T6"> Calculer </text:span><draw:frame draw:style-name="fr1" draw:name="Objet4" text:anchor-type="as-char" svg:width="1.147cm" svg:height="0.542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7">.</text:span></text:p>
      <text:p text:style-name="P10" loext:marker-style-name="T4"><text:span text:style-name="T4">Partie B : La prime de fin d’année</text:span></text:p>
      <text:p text:style-name="P9" loext:marker-style-name="T10"><text:span text:style-name="T10">Tous les salariés de l’entreprise TradiPeint reçoivent en fin d’année une prime.</text:span></text:p>
      <text:p text:style-name="P5" loext:marker-style-name="T6"><text:span text:style-name="T10">En</text:span><text:span text:style-name="T6"> 2010, cette prime s’élevait à 500 euros et depuis, elle a été augmentée de 5 % chaque année.</text:span></text:p>
      <text:p text:style-name="P5" loext:marker-style-name="T10"><text:soft-page-break/><text:span text:style-name="T3">3-</text:span><text:span text:style-name="T10"> Calculer le montant de la prime perçue par un salarié en 2011 puis en 2012.</text:span></text:p>
      <text:p text:style-name="P4" loext:marker-style-name="T10"><text:span text:style-name="T3">4-</text:span><text:span text:style-name="T10"> On choisit de modéliser le montant de la prime perçue par un salarié par une suite </text:span><draw:frame draw:style-name="fr1" draw:name="Objet5" text:anchor-type="as-char" svg:width="0.572cm" svg:height="0.589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10"> </text:span><text:span text:style-name="T6">où </text:span><draw:frame draw:style-name="fr1" draw:name="Objet6" text:anchor-type="as-char" svg:width="0.349cm" svg:height="0.533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10"><text:s/>désigne le montant de la prime perçue par un salarié au cours de l’année </text:span><draw:frame draw:style-name="fr1" draw:name="Objet7" text:anchor-type="as-char" svg:width="1.365cm" svg:height="0.469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10">, avec </text:span><draw:frame draw:style-name="fr1" draw:name="Objet8" text:anchor-type="as-char" svg:width="0.222cm" svg:height="0.469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6"><text:s/>entier naturel</text:span><text:span text:style-name="T10">. Ainsi </text:span><draw:frame draw:style-name="fr1" draw:name="Objet9" text:anchor-type="as-char" svg:width="1.445cm" svg:height="0.533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4" loext:marker-style-name="T10"><text:span text:style-name="T2">4-a-</text:span><text:span text:style-name="T6"> Montrer que la suite </text:span><draw:frame draw:style-name="fr1" draw:name="Objet10" text:anchor-type="as-char" svg:width="0.672cm" svg:height="0.542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T6"><text:s/>est une suite géométrique. Préciser sa raison.</text:span></text:p>
      <text:p text:style-name="P5" loext:marker-style-name="T6"><text:span text:style-name="T2">4-b-</text:span><text:span text:style-name="T6"> Calculer le montant de la prime perçue par un salarié en 2022.</text:span></text:p>
      <text:p text:style-name="P13" loext:marker-style-name="T4"><text:span text:style-name="T4">Partie C : L’étude d’un bénéfice</text:span></text:p>
      <text:p text:style-name="P4" loext:marker-style-name="T10"><text:span text:style-name="T10">Des études ont été réalisées au sein des différents secteurs de l’entreprise TradiPeint avant le lancement d’une nouvelle gamme de peintures nommée « Green Renovation ». </text:span></text:p>
      <text:p text:style-name="P4" loext:marker-style-name="T10"><text:span text:style-name="T10">La capacité maximale de production de cette gamme de peintures s’élève à 40 000 litres par mois.</text:span></text:p>
      <text:p text:style-name="P4" loext:marker-style-name="T6"><text:span text:style-name="T10">On choisit de modéliser le résultat mensuel, exprimé en centaines d’euros, pour la fabrication et la vente de </text:span><draw:frame draw:style-name="fr1" draw:name="Objet11" text:anchor-type="as-char" svg:width="0.233cm" svg:height="0.469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6"><text:s/>milliers de litres de peinture de la gamme « Green Renovation » par la </text:span><text:span text:style-name="T10">fonction </text:span><draw:frame draw:style-name="fr1" draw:name="Objet12" text:anchor-type="as-char" svg:width="0.288cm" svg:height="0.469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6"><text:s/>définie sur l’intervalle</text:span><text:span text:style-name="T10"> </text:span><draw:frame draw:style-name="fr1" draw:name="Objet13" text:anchor-type="as-char" svg:width="1.184cm" svg:height="0.483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6"><text:s/>par  </text:span></text:p>
      <text:p text:style-name="P11" loext:marker-style-name="T6"><draw:frame draw:style-name="fr1" draw:name="Objet14" text:anchor-type="as-char" svg:width="4.277cm" svg:height="0.556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T6">.</text:span></text:p>
      <text:p text:style-name="P5" loext:marker-style-name="T6"><text:span text:style-name="T6">On rappelle que l’on parle de bénéfice lorsque le résultat est positif.</text:span></text:p>
      <text:p text:style-name="P5" loext:marker-style-name="T6"><text:span text:style-name="T2">5- </text:span><text:span text:style-name="T6"> </text:span><draw:frame draw:style-name="fr1" draw:name="Objet15" text:anchor-type="as-char" svg:width="0.288cm" svg:height="0.469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6"><text:s/>est dérivable sur l’intervalle </text:span><draw:frame draw:style-name="fr1" draw:name="Objet16" text:anchor-type="as-char" svg:width="1.184cm" svg:height="0.483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6"> ; on désigne par </text:span><draw:frame draw:style-name="fr1" draw:name="Objet17" text:anchor-type="as-char" svg:width="0.448cm" svg:height="0.469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T6"><text:s/>la fonction dérivée. Calculer </text:span><draw:frame draw:style-name="fr1" draw:name="Objet18" text:anchor-type="as-char" svg:width="1.032cm" svg:height="0.51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6"><text:s/>pour tout nombre réel </text:span><draw:frame draw:style-name="fr1" draw:name="Objet19" text:anchor-type="as-char" svg:width="0.233cm" svg:height="0.469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T6"><text:s/>de l’intervalle</text:span><text:span text:style-name="T10"> </text:span><draw:frame draw:style-name="fr1" draw:name="Objet20" text:anchor-type="as-char" svg:width="1.184cm" svg:height="0.483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T6">.</text:span></text:p>
      <text:p text:style-name="P2" loext:marker-style-name="T12"/>
      <text:p text:style-name="P1" loext:marker-style-name="T13"><text:span text:style-name="T12">6-</text:span><text:span text:style-name="T13"> Dresser le tableau des variations de la fonction </text:span><draw:frame draw:style-name="fr1" draw:name="Objet21" text:anchor-type="as-char" svg:width="0.288cm" svg:height="0.469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T13"><text:s/>sur </text:span><text:span text:style-name="T14">l’intervalle</text:span><text:span text:style-name="T13"> </text:span><draw:frame draw:style-name="fr1" draw:name="Objet22" text:anchor-type="as-char" svg:width="1.184cm" svg:height="0.483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T14">.</text:span></text:p>
      <text:p text:style-name="P1" loext:marker-style-name="T13"><text:span text:style-name="T1">7-</text:span><text:span text:style-name="T5"> En déduire le nombre de litres de peinture de la gamme « Green Renovation » que l’entreprise devra produire et vendre par mois pour obtenir un bénéfice maximal. Quelle est la valeur, en euro, de ce bénéfice maximal 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fo:font-size="12pt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padding="0cm" fo:border="none" style:shadow="none" style:join-border="false"/>
      <style:text-properties style:font-name="Calibri" fo:font-family="Calibri" style:font-family-generic="roman" style:font-pitch="variable"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29:42.328756277</meta:creation-date>
    <dc:date>2023-10-24T14:29:59.353555113</dc:date>
    <meta:editing-duration>PT17S</meta:editing-duration>
    <meta:editing-cycles>1</meta:editing-cycles>
    <meta:document-statistic meta:table-count="1" meta:image-count="0" meta:object-count="22" meta:page-count="2" meta:paragraph-count="47" meta:word-count="504" meta:character-count="3060" meta:non-whitespace-character-count="2583"/>
    <meta:generator>LibreOffice/7.6.2.1$Linux_X86_64 LibreOffice_project/60$Build-1</meta:generator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o fence="true" form="prefix" stretchy="false">(</mo>
      <mrow>
        <msub>
          <mi>u</mi>
          <mi>n</mi>
        </msub>
      </mrow>
      <mo fence="true" form="postfix" stretchy="false">)</mo>
    </mrow>
    <annotation encoding="StarMath 5.0">( {u} rsub {n} )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40</mn>
        </mrow>
      </mrow>
      <mo fence="true" form="postfix" stretchy="false">]</mo>
    </mrow>
    <annotation encoding="StarMath 5.0">[0 ;40]</annotation>
  </semantics>
</math>
</file>

<file path=Object 14/content.xml><?xml version="1.0" encoding="utf-8"?>
<math xmlns="http://www.w3.org/1998/Math/MathML" display="block">
  <semantics>
    <mrow>
      <mi>B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stretchy="false">−</mo>
          <mn>2</mn>
        </mrow>
      </mrow>
      <mrow>
        <msup>
          <mi>x</mi>
          <mn>2</mn>
        </msup>
        <mo stretchy="false">+</mo>
        <mn>100</mn>
      </mrow>
      <mrow>
        <mi>x</mi>
        <mo stretchy="false">−</mo>
        <mn>400</mn>
      </mrow>
    </mrow>
    <annotation encoding="StarMath 5.0">B left (x right ) =-2 {x} ^ {2} +100 x - 400</annotation>
  </semantics>
</math>
</file>

<file path=Object 15/content.xml><?xml version="1.0" encoding="utf-8"?>
<math xmlns="http://www.w3.org/1998/Math/MathML" display="block">
  <semantics>
    <mi>B</mi>
    <annotation encoding="StarMath 5.0">B</annotation>
  </semantics>
</math>
</file>

<file path=Object 16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40</mn>
        </mrow>
      </mrow>
      <mo fence="true" form="postfix" stretchy="false">]</mo>
    </mrow>
    <annotation encoding="StarMath 5.0">[0 ;40]</annotation>
  </semantics>
</math>
</file>

<file path=Object 17/content.xml><?xml version="1.0" encoding="utf-8"?>
<math xmlns="http://www.w3.org/1998/Math/MathML" display="block">
  <semantics>
    <mrow>
      <mi>B</mi>
      <mi>'</mi>
    </mrow>
    <annotation encoding="StarMath 5.0">B '</annotation>
  </semantics>
</math>
</file>

<file path=Object 18/content.xml><?xml version="1.0" encoding="utf-8"?>
<math xmlns="http://www.w3.org/1998/Math/MathML" display="block">
  <semantics>
    <mrow>
      <mi>B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B '( x )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C</mi>
    <annotation encoding="StarMath 5.0">C</annotation>
  </semantics>
</math>
</file>

<file path=Object 20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40</mn>
        </mrow>
      </mrow>
      <mo fence="true" form="postfix" stretchy="false">]</mo>
    </mrow>
    <annotation encoding="StarMath 5.0">[0 ;40]</annotation>
  </semantics>
</math>
</file>

<file path=Object 21/content.xml><?xml version="1.0" encoding="utf-8"?>
<math xmlns="http://www.w3.org/1998/Math/MathML" display="block">
  <semantics>
    <mi>B</mi>
    <annotation encoding="StarMath 5.0">B</annotation>
  </semantics>
</math>
</file>

<file path=Object 22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40</mn>
        </mrow>
      </mrow>
      <mo fence="true" form="postfix" stretchy="false">]</mo>
    </mrow>
    <annotation encoding="StarMath 5.0">[0 ;40]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row>
      <msub>
        <mi>P</mi>
        <mi>A</mi>
      </msub>
      <mrow>
        <mo fence="true" form="prefix" stretchy="false">(</mo>
        <mrow>
          <mi>C</mi>
        </mrow>
        <mo fence="true" form="postfix" stretchy="false">)</mo>
      </mrow>
    </mrow>
    <annotation encoding="StarMath 5.0">{P} rsub {A} (C)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sub>
          <mi>u</mi>
          <mi>n</mi>
        </msub>
      </mrow>
      <mo fence="true" form="postfix" stretchy="true">)</mo>
    </mrow>
    <annotation encoding="StarMath 5.0">left ({u} rsub {n} right )</annotation>
  </semantics>
</math>
</file>

<file path=Object 6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7/content.xml><?xml version="1.0" encoding="utf-8"?>
<math xmlns="http://www.w3.org/1998/Math/MathML" display="block">
  <semantics>
    <mrow>
      <mn>2010</mn>
      <mo stretchy="false">+</mo>
      <mi>n</mi>
    </mrow>
    <annotation encoding="StarMath 5.0">2010+ n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sub>
        <mi>u</mi>
        <mn>0</mn>
      </msub>
      <mo stretchy="false">=</mo>
      <mn>500.</mn>
    </mrow>
    <annotation encoding="StarMath 5.0">{u} rsub {0} =500.</annotation>
  </semantics>
</math>
</file>